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Gani means there”</text:p>
      <text:p text:style-name="Standard">“Gani means inside”</text:p>
      <text:p text:style-name="Standard"/>
      <text:p text:style-name="Standard">&lt;gani&gt; can be realized as <text:span text:style-name="T1">nothing</text:span><text:span text:style-name="T2">, /ganik/, /gani/, /ga/</text:span></text:p>
      <text:p text:style-name="Standard"><text:span text:style-name="T2"/></text:p>
      <text:p text:style-name="Standard"><text:span text:style-name="T2">“I speak Arapesh and I come from Arapec people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6:01:32</meta:creation-date>
    <meta:generator>LibreOffice/3.5$Linux_X86_64 LibreOffice_project/350m1$Build-2</meta:generator>
    <dc:date>2015-03-04T18:05:03</dc:date>
    <meta:editing-duration>PT15M25S</meta:editing-duration>
    <meta:editing-cycles>2</meta:editing-cycles>
    <meta:document-statistic meta:table-count="0" meta:image-count="0" meta:object-count="0" meta:page-count="1" meta:paragraph-count="4" meta:word-count="24" meta:character-count="140" meta:non-whitespace-character-count="120"/>
  </office:meta>
</office:document-meta>
</file>